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3.86pt"/>
    </style:style>
    <style:style style:name="co2" style:family="table-column">
      <style:table-column-properties fo:break-before="auto" style:column-width="242.84pt"/>
    </style:style>
    <style:style style:name="co3" style:family="table-column">
      <style:table-column-properties fo:break-before="auto" style:column-width="217.5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94.45pt"/>
    </style:style>
    <style:style style:name="co6" style:family="table-column">
      <style:table-column-properties fo:break-before="auto" style:column-width="105.56pt"/>
    </style:style>
    <style:style style:name="co7" style:family="table-column">
      <style:table-column-properties fo:break-before="auto" style:column-width="133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35.0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68pt" fo:break-before="auto" style:use-optimal-row-height="true"/>
    </style:style>
    <style:style style:name="ro6" style:family="table-row">
      <style:table-row-properties style:row-height="79pt" fo:break-before="auto" style:use-optimal-row-height="true"/>
    </style:style>
    <style:style style:name="ro7" style:family="table-row">
      <style:table-row-properties style:row-height="46.01pt" fo:break-before="auto" style:use-optimal-row-height="true"/>
    </style:style>
    <style:style style:name="ro8" style:family="table-row">
      <style:table-row-properties style:row-height="178.5pt" fo:break-before="auto" style:use-optimal-row-height="true"/>
    </style:style>
    <style:style style:name="ro9" style:family="table-row">
      <style:table-row-properties style:row-height="90pt" fo:break-before="auto" style:use-optimal-row-height="true"/>
    </style:style>
    <style:style style:name="ro10" style:family="table-row">
      <style:table-row-properties style:row-height="112.51pt" fo:break-before="auto" style:use-optimal-row-height="true"/>
    </style:style>
    <style:style style:name="ro11" style:family="table-row">
      <style:table-row-properties style:row-height="101pt" fo:break-before="auto" style:use-optimal-row-height="true"/>
    </style:style>
    <style:style style:name="ro12" style:family="table-row">
      <style:table-row-properties style:row-height="15.76pt" fo:break-before="auto" style:use-optimal-row-height="false"/>
    </style:style>
    <style:style style:name="ro13" style:family="table-row">
      <style:table-row-properties style:row-height="12.81pt" fo:break-before="auto" style:use-optimal-row-height="false"/>
    </style:style>
    <style:style style:name="ro14" style:family="table-row">
      <style:table-row-properties style:row-height="14.06pt" fo:break-before="auto" style:use-optimal-row-height="true"/>
    </style:style>
    <style:style style:name="ro15" style:family="table-row">
      <style:table-row-properties style:row-height="17.66pt" fo:break-before="auto" style:use-optimal-row-height="true"/>
    </style:style>
    <style:style style:name="ta1" style:family="table" style:master-page-name="PageStyle_5f_Data_20_Retrieval_20_Protocol">
      <style:table-properties table:display="true" style:writing-mode="lr-tb"/>
    </style:style>
    <style:style style:name="ta2" style:family="table" style:master-page-name="PageStyle_5f_Sheet2">
      <style:table-properties table:display="false" style:writing-mode="lr-tb"/>
    </style:style>
    <style:style style:name="ce1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no-wrap" fo:border-left="2.01pt double-thin #000000" style:border-line-width-left="0.51pt 0.99pt 0.51pt" style:direction="ltr" fo:border-right="0.74pt solid #000000" style:rotation-angle="0" style:rotation-align="none" style:shrink-to-fit="false" fo:border-top="1.11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74pt solid #000000" fo:background-color="#dddddd" fo:border-left="2.01pt double-thin #000000" style:border-line-width-left="0.51pt 0.99pt 0.51pt" fo:border-right="0.74pt solid #000000" fo:border-top="0.74pt solid #000000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11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" style:family="table-cell" style:parent-style-name="Excel_20_Built-in_20_Normal">
      <style:table-cell-properties fo:background-color="transparent" fo:wrap-option="wrap" fo:border="0.74pt solid #000000"/>
    </style:style>
    <style:style style:name="ce19" style:family="table-cell" style:parent-style-name="Excel_20_Built-in_20_Normal">
      <style:table-cell-properties fo:wrap-option="wrap" fo:border="0.74pt solid #000000"/>
    </style:style>
    <style:style style:name="ce10" style:family="table-cell" style:parent-style-name="Excel_20_Built-in_20_Normal">
      <style:table-cell-properties fo:wrap-option="wrap"/>
    </style:style>
    <style:style style:name="ce25" style:family="table-cell" style:parent-style-name="Default">
      <style:table-cell-properties fo:wrap-option="wrap" fo:border="0.74pt solid #000000"/>
    </style:style>
    <style:style style:name="ce9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11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="0.74pt solid #000000"/>
    </style:style>
    <style:style style:name="ce35" style:family="table-cell" style:parent-style-name="Excel_20_Built-in_20_Normal">
      <style:table-cell-properties fo:background-color="transparent" fo:border="0.74pt solid #000000"/>
    </style:style>
    <style:style style:name="ce2" style:family="table-cell" style:parent-style-name="Excel_20_Built-in_20_Normal">
      <style:table-cell-properties fo:border="0.74pt solid #000000"/>
    </style:style>
    <style:style style:name="ce14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1.11pt double-thin #000000" style:border-line-width-right="0.51pt 0.11pt 0.51pt" style:rotation-angle="0" style:rotation-align="none" style:shrink-to-fit="false" fo:border-top="1.11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0.74pt solid #000000" fo:background-color="transparent" fo:border-left="0.74pt solid #000000" fo:border-right="1.11pt double-thin #000000" style:border-line-width-right="0.51pt 0.11pt 0.51pt" fo:border-top="0.74pt solid #000000"/>
    </style:style>
    <style:style style:name="ce51" style:family="table-cell" style:parent-style-name="Excel_20_Built-in_20_Normal">
      <style:table-cell-properties fo:border-bottom="0.74pt solid #000000" fo:border-left="0.74pt solid #000000" fo:border-right="1.11pt double-thin #000000" style:border-line-width-right="0.51pt 0.11pt 0.51pt" fo:border-top="0.74pt solid #000000"/>
    </style:style>
    <style:style style:name="ce37" style:family="table-cell" style:parent-style-name="Default">
      <style:table-cell-properties fo:background-color="transparent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</style:style>
    <style:style style:name="ce4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Sheet2.$A$3:$Sheet2.$A$6])" table:allow-empty-cell="true" table:display-list="unsorted" table:base-cell-address="'Data Retrieval Protocol Hair Salon'.A1"/>
        <table:content-validation table:name="val2" table:condition="of:cell-content-is-in-list([$Sheet2.$B$3:$Sheet2.$B$7])" table:allow-empty-cell="true" table:display-list="unsorted" table:base-cell-address="'Data Retrieval Protocol Hair Salon'.A1"/>
        <table:content-validation table:name="val3" table:condition="of:cell-content-is-in-list([$Sheet2.$C$3:$Sheet2.$C$12])" table:allow-empty-cell="true" table:display-list="unsorted" table:base-cell-address="'Data Retrieval Protocol Hair Salon'.A1"/>
        <table:content-validation table:name="val4" table:condition="of:cell-content-is-in-list([$Sheet2.$E$3:$Sheet2.$E$6])" table:allow-empty-cell="true" table:display-list="unsorted" table:base-cell-address="'Data Retrieval Protocol Hair Salon'.A1"/>
        <table:content-validation table:name="val5" table:condition="of:cell-content-is-in-list([$Sheet2.$D$3:$Sheet2.$D$6])" table:allow-empty-cell="true" table:display-list="unsorted" table:base-cell-address="'Data Retrieval Protocol Hair Salon'.A1"/>
      </table:content-validations>
      <table:table table:name="Data Retrieval Protocol Hair Sal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0"/>
        <table:table-column table:style-name="co3" table:default-cell-style-name="ce10"/>
        <table:table-column table:style-name="co4" table:number-columns-repeated="5" table:default-cell-style-name="Excel_20_Built-in_20_Normal"/>
        <table:table-column table:style-name="co5" table:default-cell-style-name="Excel_20_Built-in_20_Normal"/>
        <table:table-column table:style-name="co4" table:number-columns-repeated="2" table:default-cell-style-name="Excel_20_Built-in_20_Normal"/>
        <table:table-column table:style-name="co6" table:default-cell-style-name="ce10"/>
        <table:table-column table:style-name="co4" table:default-cell-style-name="Excel_20_Built-in_20_Normal"/>
        <table:table-column table:style-name="co7" table:default-cell-style-name="Default"/>
        <table:table-column table:style-name="co4" table:number-columns-repeated="1009" table:default-cell-style-name="Excel_20_Built-in_20_Normal"/>
        <table:table-row table:style-name="ro1">
          <table:table-cell table:style-name="ce1" office:value-type="string" calcext:value-type="string">
            <text:p>Feature nam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Notes</text:p>
          </table:table-cell>
          <table:table-cell table:style-name="ce9" office:value-type="string" calcext:value-type="string">
            <text:p>Value type</text:p>
          </table:table-cell>
          <table:table-cell table:style-name="ce9" office:value-type="string" calcext:value-type="string">
            <text:p>Scale</text:p>
          </table:table-cell>
          <table:table-cell table:style-name="ce9" office:value-type="string" calcext:value-type="string">
            <text:p>Data type</text:p>
          </table:table-cell>
          <table:table-cell table:style-name="ce9" office:value-type="string" calcext:value-type="string">
            <text:p>Unique count</text:p>
          </table:table-cell>
          <table:table-cell table:style-name="ce9" office:value-type="string" calcext:value-type="string">
            <text:p>Measure unit</text:p>
          </table:table-cell>
          <table:table-cell table:style-name="ce9" office:value-type="string" calcext:value-type="string">
            <text:p>Conversion factor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table:style-name="ce4" office:value-type="string" calcext:value-type="string">
            <text:p>Outlier treatment</text:p>
          </table:table-cell>
          <table:table-cell table:style-name="ce14" table:content-validation-name="val5" office:value-type="string" calcext:value-type="string">
            <text:p>Null</text:p>
          </table:table-cell>
          <table:table-cell/>
          <table:table-cell table:style-name="ce15" table:number-columns-repeated="13"/>
          <table:table-cell table:number-columns-repeated="996"/>
        </table:table-row>
        <table:table-row table:style-name="ro2">
          <table:table-cell table:style-name="ce40" office:value-type="string" calcext:value-type="string">
            <text:p>noshowflag</text:p>
          </table:table-cell>
          <table:table-cell table:style-name="ce36" office:value-type="string" calcext:value-type="string">
            <text:p>Futurebooking / no show and cancellations</text:p>
          </table:table-cell>
          <table:table-cell table:style-name="ce36" office:value-type="string" calcext:value-type="string">
            <text:p>0 – visit occurred</text:p>
            <text:p>1- noshow [includes noshow and late cancellation on the same day] 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6" table:content-validation-name="val4" office:value-type="string" calcext:value-type="string">
            <text:p>N/A <text:s/>Y variable categorical</text:p>
          </table:table-cell>
          <table:table-cell table:style-name="ce50" table:content-validation-name="val5" office:value-type="string" calcext:value-type="string">
            <text:p>N/A</text:p>
          </table:table-cell>
          <table:table-cell table:style-name="ce37"/>
          <table:table-cell table:style-name="ce34" table:number-columns-repeated="1009"/>
        </table:table-row>
        <table:table-row table:style-name="ro3">
          <table:table-cell table:style-name="ce40" office:value-type="string" calcext:value-type="string">
            <text:p>dayinweek</text:p>
          </table:table-cell>
          <table:table-cell table:style-name="Default" office:value-type="string" calcext:value-type="string">
            <text:p>future booking field date</text:p>
          </table:table-cell>
          <table:table-cell table:style-name="ce19" office:value-type="string" calcext:value-type="string">
            <text:p>week day of the booking (1 for Tuesday till 6 for Sunday)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Interv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9" table:content-validation-name="val4" office:value-type="string" calcext:value-type="string">
            <text:p>N/A <text:s/>l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style-name="ce37"/>
          <table:table-cell table:style-name="ce34" table:number-columns-repeated="1009"/>
        </table:table-row>
        <table:table-row table:style-name="ro4">
          <table:table-cell table:style-name="ce40" office:value-type="string" calcext:value-type="string">
            <text:p>hour</text:p>
          </table:table-cell>
          <table:table-cell table:style-name="Default" office:value-type="string" calcext:value-type="string">
            <text:p>future booking field date</text:p>
          </table:table-cell>
          <table:table-cell table:style-name="ce19" office:value-type="string" calcext:value-type="string">
            <text:p>hour of the day of the appointment 8 till 19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Interv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style-name="ce19" table:content-validation-name="val4" office:value-type="string" calcext:value-type="string">
            <text:p>N/A <text:s/>l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style-name="ce37"/>
          <table:table-cell table:style-name="ce34" table:number-columns-repeated="1009"/>
        </table:table-row>
        <table:table-row table:style-name="ro5">
          <table:table-cell table:style-name="ce40" office:value-type="string" calcext:value-type="string">
            <text:p>firstapp</text:p>
          </table:table-cell>
          <table:table-cell table:style-name="ce19" office:value-type="string" calcext:value-type="string">
            <text:p>future booking/noshow /cancellation / field date</text:p>
          </table:table-cell>
          <table:table-cell table:style-name="ce25" office:value-type="string" calcext:value-type="string">
            <text:p>First appearance </text:p>
            <text:p>Check whether there was either a previous day on which an appointment was set </text:p>
            <text:p>0 – there was a previous day where an appointment was set (even if it was a noshow)</text:p>
            <text:p>1 – no previous appointment was set 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6">
          <table:table-cell table:style-name="ce40" office:value-type="string" calcext:value-type="string">
            <text:p>existingcustomer</text:p>
          </table:table-cell>
          <table:table-cell table:style-name="ce19" office:value-type="string" calcext:value-type="string">
            <text:p>future booking/noshow /cancellation / field date</text:p>
          </table:table-cell>
          <table:table-cell table:style-name="ce25" office:value-type="string" calcext:value-type="string">
            <text:p>A customer is considered as an existing customer on the day following the first receipt  issued </text:p>
            <text:p>0-  no first receipt issued yet</text:p>
            <text:p>1 – a first receipt was issued on a previous visit 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7">
          <table:table-cell table:style-name="ce40" office:value-type="string" calcext:value-type="string">
            <text:p>deltadaysappt</text:p>
          </table:table-cell>
          <table:table-cell table:style-name="Default" office:value-type="string" calcext:value-type="string">
            <text:p>future booking field date</text:p>
          </table:table-cell>
          <table:table-cell table:style-name="ce19" office:value-type="string" calcext:value-type="string">
            <text:p>number of calendar days for a given customer since his/her last effective appointment – 0 means there was never any effective appointment <text:s/>for this customer before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97" calcext:value-type="float">
            <text:p>9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3" calcext:value-type="float">
            <text:p>133</text:p>
          </table:table-cell>
          <table:table-cell table:style-name="ce19" table:content-validation-name="val4"/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7">
          <table:table-cell table:style-name="ce40" office:value-type="string" calcext:value-type="string">
            <text:p>deltadayslastnoshow</text:p>
          </table:table-cell>
          <table:table-cell table:style-name="Default" office:value-type="string" calcext:value-type="string">
            <text:p>future booking field date</text:p>
          </table:table-cell>
          <table:table-cell table:style-name="ce19" office:value-type="string" calcext:value-type="string">
            <text:p>number of calendar days that have passed for a given customer since his last noshow. 0 means there was never a no-show for this customer before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17" calcext:value-type="float">
            <text:p>117</text:p>
          </table:table-cell>
          <table:table-cell table:style-name="ce19" table:content-validation-name="val4"/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2">
          <table:table-cell table:style-name="ce40" office:value-type="string" calcext:value-type="string">
            <text:p>last60dvisit</text:p>
          </table:table-cell>
          <table:table-cell table:style-name="Default" office:value-type="string" calcext:value-type="string">
            <text:p>future booking </text:p>
          </table:table-cell>
          <table:table-cell table:style-name="ce19" office:value-type="string" calcext:value-type="string">
            <text:p>number of different days in the last 30 calendar days where the customer had an effective appointment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mutipleappt</text:p>
          </table:table-cell>
          <table:table-cell table:style-name="ce19" office:value-type="string" calcext:value-type="string">
            <text:p>cancelllation / Futurebooking – date &amp; client fields </text:p>
          </table:table-cell>
          <table:table-cell table:style-name="ce19" office:value-type="string" calcext:value-type="string">
            <text:p>Indicates <text:span text:style-name="T1">whether</text:span> multiple appointments were booked for the same customer on the same day</text:p>
            <text:p>1- in the below cases </text:p>
            <text:p>**if the appointment is an effective appointment and there is at least  another effective appointment  on the same day</text:p>
            <text:p> **if the appointment is of type noshow and there is another noshow on the same day</text:p>
            <text:p> **if the appointment is of type late cancellation (today’s) and there is another latecancellation (late cancellation) on the same day</text:p>
            <text:p>0- otherwise for the type of the appointment  noshow , late cancellation or effective appointment appears only once for this customer on the date in the booking table 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7">
          <table:table-cell table:style-name="ce40" office:value-type="string" calcext:value-type="string">
            <text:p>previousnoshow</text:p>
          </table:table-cell>
          <table:table-cell table:style-name="ce36" office:value-type="string" calcext:value-type="string">
            <text:p>Futurebooking / no show and cancellations</text:p>
          </table:table-cell>
          <table:table-cell table:style-name="ce36" office:value-type="string" calcext:value-type="string">
            <text:p>0 – no previous no show was recorded for the same customer  in its entire history</text:p>
            <text:p>1-a previous no show was recorded for the same customer 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style-name="ce37"/>
          <table:table-cell table:style-name="ce34" table:number-columns-repeated="1009"/>
        </table:table-row>
        <table:table-row table:style-name="ro2">
          <table:table-cell table:style-name="ce40" office:value-type="string" calcext:value-type="string">
            <text:p>last60dnoshow</text:p>
          </table:table-cell>
          <table:table-cell table:style-name="ce36" office:value-type="string" calcext:value-type="string">
            <text:p>Futurebooking / no show and cancellations</text:p>
          </table:table-cell>
          <table:table-cell table:style-name="ce36" office:value-type="string" calcext:value-type="string">
            <text:p>number of days in the last 30 calendar days where a no show or last day cancellation occurred for this customer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6" table:content-validation-name="val4"/>
          <table:table-cell table:style-name="ce50" table:content-validation-name="val5"/>
          <table:table-cell table:style-name="ce37"/>
          <table:table-cell table:style-name="ce34" table:number-columns-repeated="1009"/>
        </table:table-row>
        <table:table-row table:style-name="ro2">
          <table:table-cell table:style-name="ce40" office:value-type="string" calcext:value-type="string">
            <text:p>last60dbillamt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in the last 30 calendar days (includes <text:s/>receipts with negative amounts=refunds)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Decimal</text:p>
          </table:table-cell>
          <table:table-cell table:style-name="ce2" office:value-type="float" office:value="190" calcext:value-type="float">
            <text:p>19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764" calcext:value-type="float">
            <text:p>764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2">
          <table:table-cell table:style-name="ce40" office:value-type="string" calcext:value-type="string">
            <text:p>last60misc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for services of type MISC in the last 30 calendar days (excludes discounts)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Decimal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2">
          <table:table-cell table:style-name="ce40" office:value-type="string" calcext:value-type="string">
            <text:p>last60dcolor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for services of type COLOR in the last 30 calendar days (excludes discounts)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Decimal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0" calcext:value-type="float">
            <text:p>280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2">
          <table:table-cell table:style-name="ce40" office:value-type="string" calcext:value-type="string">
            <text:p>last60dstyle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for services of type STYLE in the last 30 calendar days (excludes discounts)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Decimal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796" calcext:value-type="float">
            <text:p>796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2">
          <table:table-cell table:style-name="ce40" office:value-type="string" calcext:value-type="string">
            <text:p>last60dproduct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for retail products <text:s/>in the last 30 calendar days (excludes discounts)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Decimal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5" calcext:value-type="float">
            <text:p>285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3">
          <table:table-cell table:style-name="ce40" office:value-type="string" calcext:value-type="string">
            <text:p>last90dproductbuyer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Has this customer bought a product in the last 90 calendar days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activebundlepromo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here is a service called “Blow dry bundle 5+1” where the customer pays for 5 blow dies and gets one free. This indicator might refer to a loyal customer. It is checked by verifying how times the customer did a dry blow since since he bought the bundle promotion</text:p>
            <text:p>0 the customer has no active bundle</text:p>
            <text:p>1 the customer has an active bundle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5">
          <table:table-cell table:style-name="ce40" office:value-type="string" calcext:value-type="string">
            <text:p>last60dlatecancel</text:p>
          </table:table-cell>
          <table:table-cell table:style-name="ce19" office:value-type="string" calcext:value-type="string">
            <text:p>cancellation</text:p>
          </table:table-cell>
          <table:table-cell table:style-name="ce19" office:value-type="string" calcext:value-type="string">
            <text:p>in the last 30 calendar days number of days where the customer canceled an appointment on the <text:span text:style-name="T2">business</text:span> day eve of an appointment  [all days except Monday are business days, holidays in Ontario in 2018 where collected manually on the internet 3 days for the period] 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7">
          <table:table-cell table:style-name="ce40" office:value-type="string" calcext:value-type="string">
            <text:p>last60dregcancel</text:p>
          </table:table-cell>
          <table:table-cell table:style-name="ce19" office:value-type="string" calcext:value-type="string">
            <text:p>cancellation</text:p>
          </table:table-cell>
          <table:table-cell table:style-name="ce19" office:value-type="string" calcext:value-type="string">
            <text:p>in the last 30 <text:span text:style-name="T2">calendar</text:span> days number of days where the customer canceled an appointment two (or more) <text:span text:style-name="T2">business</text:span> days before the appointment day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3">
          <table:table-cell table:style-name="ce40" office:value-type="string" calcext:value-type="string">
            <text:p>svcavg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average price for all customers of the booked service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Default" office:value-type="float" office:value="-43.1228070175439" calcext:value-type="float">
            <text:p>-43.1228070175439</text:p>
          </table:table-cell>
          <table:table-cell table:style-name="ce2" office:value-type="float" office:value="270" calcext:value-type="float">
            <text:p>270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3">
          <table:table-cell table:style-name="ce40" office:value-type="string" calcext:value-type="string">
            <text:p>lastsvcavg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average price for all customers of the booked service in the last visit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Default" office:value-type="float" office:value="-19.0212765957447" calcext:value-type="float">
            <text:p>-19.0212765957447</text:p>
          </table:table-cell>
          <table:table-cell table:style-name="Default" office:value-type="float" office:value="244.473684210526" calcext:value-type="float">
            <text:p>244.473684210526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1">
          <table:table-cell table:style-name="ce40" office:value-type="string" calcext:value-type="string">
            <text:p>X1_COLOR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category of service for which the appointment is booked is not the category of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1">
          <table:table-cell table:style-name="ce40" office:value-type="string" calcext:value-type="string">
            <text:p>X1_MIS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category of service for which the appointment is booked is not the category of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1">
          <table:table-cell table:style-name="ce40" office:value-type="string" calcext:value-type="string">
            <text:p>X1_STYL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category of service for which the appointment is booked is not the category of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AL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AL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AS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BAL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CAMO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CO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DPB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F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HLFH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HLFH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HLHH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HLHH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HLPH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HLPL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MT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O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T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TU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FRI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MIS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SB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SBD5+1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SDU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SHC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SHCM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SHCW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SMARTBON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SMO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TRE 1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3_BECKY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3">*1 the  staff employee of the booked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3_HOUS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3">*1 the  staff employee of the booked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3_JJ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3">*1 the  staff employee of the booked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3_JOANN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3">*1 the  staff employee of the booked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3_KELLY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3">*1 the  staff employee of the booked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3_SINEA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3">*1 the  staff employee of the booked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3_TANY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3">*1 the  staff employee of the booked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4_BECKY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3">*1 the  staff employee of the last effective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4_HOUS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3">*1 the  staff employee of the last effective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4_JJ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3">*1 the  staff employee of the last effective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4_JOANN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3">*1 the  staff employee of the last effective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4_KELLY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3">*1 the  staff employee of the last effective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5">
          <table:table-cell table:style-name="ce40" office:value-type="string" calcext:value-type="string">
            <text:p>X4_N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 there was a previous effective appointment – the last employee  is indicated in another X4_ variables</text:p>
            <text:p>*1 there was no previous effective appointment so the last staff  is not indicated 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4_SINEA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3">*1 the  staff employee of the last effective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4_TANY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3">*1 the  staff employee of the last effective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2" table:number-rows-repeated="711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2" table:number-rows-repeated="1047549">
          <table:table-cell table:number-columns-repeated="1023"/>
        </table:table-row>
        <table:table-row table:style-name="ro13" table:number-rows-repeated="173">
          <table:table-cell table:number-columns-repeated="1023"/>
        </table:table-row>
        <table:table-row table:style-name="ro13">
          <table:table-cell table:number-columns-repeated="1023"/>
        </table:table-row>
      </table:table>
      <table:table table:name="Sheet2" table:style-name="ta2" table:print="false">
        <table:table-column table:style-name="co4" table:number-columns-repeated="1024" table:default-cell-style-name="Excel_20_Built-in_20_Normal"/>
        <table:table-row table:style-name="ro12">
          <table:table-cell table:number-columns-repeated="1024"/>
        </table:table-row>
        <table:table-row table:style-name="ro14">
          <table:table-cell table:style-name="ce41" office:value-type="string" calcext:value-type="string">
            <text:p>Value Type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Data type</text:p>
          </table:table-cell>
          <table:table-cell table:style-name="ce41" office:value-type="string" calcext:value-type="string">
            <text:p>Null</text:p>
          </table:table-cell>
          <table:table-cell table:style-name="ce41" office:value-type="string" calcext:value-type="string">
            <text:p>Outlier</text:p>
          </table:table-cell>
          <table:table-cell table:number-columns-repeated="1019"/>
        </table:table-row>
        <table:table-row table:style-name="ro14">
          <table:table-cell table:style-name="ce42" office:value-type="string" calcext:value-type="string">
            <text:p>Categorical</text:p>
          </table:table-cell>
          <table:table-cell table:style-name="ce44" office:value-type="string" calcext:value-type="string">
            <text:p>Nominal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NULL</text:p>
          </table:table-cell>
          <table:table-cell table:style-name="ce42" office:value-type="string" calcext:value-type="string">
            <text:p>Leave</text:p>
          </table:table-cell>
          <table:table-cell table:number-columns-repeated="1019"/>
        </table:table-row>
        <table:table-row table:style-name="ro14">
          <table:table-cell table:style-name="ce42" office:value-type="string" calcext:value-type="string">
            <text:p>Numeric</text:p>
          </table:table-cell>
          <table:table-cell table:style-name="ce44" office:value-type="string" calcext:value-type="string">
            <text:p>Ordinal</text:p>
          </table:table-cell>
          <table:table-cell table:style-name="ce42" office:value-type="string" calcext:value-type="string">
            <text:p>Varchar</text:p>
          </table:table-cell>
          <table:table-cell table:style-name="ce42" office:value-type="string" calcext:value-type="string">
            <text:p>NA</text:p>
          </table:table-cell>
          <table:table-cell table:style-name="ce42" office:value-type="string" calcext:value-type="string">
            <text:p>Null</text:p>
          </table:table-cell>
          <table:table-cell table:number-columns-repeated="1019"/>
        </table:table-row>
        <table:table-row table:style-name="ro14">
          <table:table-cell table:style-name="ce42" office:value-type="string" calcext:value-type="string">
            <text:p>Date</text:p>
          </table:table-cell>
          <table:table-cell table:style-name="ce44" office:value-type="string" calcext:value-type="string">
            <text:p>Interval</text:p>
          </table:table-cell>
          <table:table-cell table:style-name="ce42" office:value-type="string" calcext:value-type="string">
            <text:p>Text</text:p>
          </table:table-cell>
          <table:table-cell table:style-name="ce42" office:value-type="string" calcext:value-type="string">
            <text:p>Blank</text:p>
          </table:table-cell>
          <table:table-cell table:style-name="ce42" office:value-type="string" calcext:value-type="string">
            <text:p>Truncate</text:p>
          </table:table-cell>
          <table:table-cell table:number-columns-repeated="1019"/>
        </table:table-row>
        <table:table-row table:style-name="ro14">
          <table:table-cell table:style-name="ce42" office:value-type="string" calcext:value-type="string">
            <text:p>Time</text:p>
          </table:table-cell>
          <table:table-cell table:style-name="ce44" office:value-type="string" calcext:value-type="string">
            <text:p>Ratio</text:p>
          </table:table-cell>
          <table:table-cell table:style-name="ce42" office:value-type="string" calcext:value-type="string">
            <text:p>Integer</text:p>
          </table:table-cell>
          <table:table-cell table:style-name="ce42" office:value-type="string" calcext:value-type="string">
            <text:p>Space</text:p>
          </table:table-cell>
          <table:table-cell table:style-name="ce42" office:value-type="string" calcext:value-type="string">
            <text:p>Categorize</text:p>
          </table:table-cell>
          <table:table-cell table:number-columns-repeated="1019"/>
        </table:table-row>
        <table:table-row table:style-name="ro14">
          <table:table-cell/>
          <table:table-cell table:style-name="ce44" office:value-type="string" calcext:value-type="string">
            <text:p>Time-series</text:p>
          </table:table-cell>
          <table:table-cell table:style-name="ce42" office:value-type="string" calcext:value-type="string">
            <text:p>Decimal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42" office:value-type="string" calcext:value-type="string">
            <text:p>Boolean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42" office:value-type="string" calcext:value-type="string">
            <text:p>DateTime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42" office:value-type="string" calcext:value-type="string">
            <text:p>Date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42" office:value-type="string" calcext:value-type="string">
            <text:p>Time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5">
          <table:table-cell table:style-name="ce43" table:number-columns-repeated="5"/>
          <table:table-cell table:number-columns-repeated="1019"/>
        </table:table-row>
        <table:table-row table:style-name="ro12" table:number-rows-repeated="104856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'Data Retrieval Protocol Hair Salon'.A1:'Data Retrieval Protocol Hair Salon'.M1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3:55:42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Retrieval_20_Protocol" style:display-name="PageStyle_Data Retrieval Protoc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8T13:22:33.625000000</dc:date>
    <meta:generator>LibreOffice/6.0.7.3$Windows_X86_64 LibreOffice_project/dc89aa7a9eabfd848af146d5086077aeed2ae4a5</meta:generator>
    <meta:editing-duration>P9DT3H13M54S</meta:editing-duration>
    <meta:editing-cycles>103</meta:editing-cycles>
    <meta:document-statistic meta:table-count="2" meta:cell-count="1562" meta:object-count="0"/>
  </office:meta>
</office:document-meta>
</file>